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239" officeooo:paragraph-rsid="0010302c"/>
    </style:style>
    <style:style style:name="P2" style:family="paragraph" style:parent-style-name="Standard">
      <style:text-properties officeooo:rsid="000da705" officeooo:paragraph-rsid="0010302c"/>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language="is" fo:country="IS"/>
    </style:style>
    <style:style style:name="P5" style:family="paragraph" style:parent-style-name="Standard">
      <style:paragraph-properties fo:margin-top="0in" fo:margin-bottom="0in" loext:contextual-spacing="false"/>
      <style:text-properties fo:language="is" fo:country="IS" fo:font-weight="bold" style:font-weight-asian="bold"/>
    </style:style>
    <style:style style:name="P6" style:family="paragraph" style:parent-style-name="Standard">
      <style:paragraph-properties fo:margin-top="0in" fo:margin-bottom="0in" loext:contextual-spacing="false"/>
      <style:text-properties officeooo:rsid="000da705" officeooo:paragraph-rsid="0010302c"/>
    </style:style>
    <style:style style:name="P7" style:family="paragraph" style:parent-style-name="Standard" style:master-page-name="Standard">
      <style:paragraph-properties fo:margin-top="0in" fo:margin-bottom="0in" loext:contextual-spacing="false" style:page-number="auto"/>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5in" fo:margin-right="0in" fo:margin-top="0in" fo:margin-bottom="0in" loext:contextual-spacing="false" fo:text-indent="0.5in" style:auto-text-indent="false"/>
    </style:style>
    <style:style style:name="P10" style:family="paragraph" style:parent-style-name="Standard">
      <style:paragraph-properties fo:margin-left="0.5in" fo:margin-right="0in" fo:margin-top="0in" fo:margin-bottom="0in" loext:contextual-spacing="false" fo:text-indent="0.5in" style:auto-text-indent="false"/>
      <style:text-properties fo:language="is" fo:country="IS"/>
    </style:style>
    <style:style style:name="T1" style:family="text">
      <style:text-properties fo:language="is" fo:country="IS"/>
    </style:style>
    <style:style style:name="T2" style:family="text">
      <style:text-properties fo:language="is" fo:country="IS" fo:font-weight="bold" style:font-weight-asian="bold"/>
    </style:style>
    <style:style style:name="T3" style:family="text">
      <style:text-properties fo:language="is" fo:country="IS" officeooo:rsid="0010302c"/>
    </style:style>
    <style:style style:name="T4" style:family="text">
      <style:text-properties officeooo:rsid="000da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Mordur</text:span><text:span text:style-name="T1">:Kalladur gigja, bjo a velli a Rangarvollum. Rikur hofdingi og malfylgjamadur mikill og svo mikill logmadur ad engir toldust loglegir domar nema hann vari vid. </text:span></text:p>
      <text:p text:style-name="P8"><text:span text:style-name="T1">Fjolskylda </text:span></text:p>
      <text:p text:style-name="P9"><text:span text:style-name="T1">Fadir: Sighvatur hin raudi.</text:span></text:p>
      <text:p text:style-name="P9"><text:span text:style-name="T1">Dottir: Unnur</text:span></text:p>
      <text:p text:style-name="P10"/>
      <text:p text:style-name="P3"><text:span text:style-name="T2">Unnur</text:span><text:span text:style-name="T1">: van, kurteis, vel ad ser, besti kostur a rangarvollunum</text:span></text:p>
      <text:p text:style-name="P3"><text:span text:style-name="T2"><text:tab/>F</text:span><text:span text:style-name="T1">jolskylda</text:span></text:p>
      <text:p text:style-name="P3"><text:span text:style-name="T1"><text:tab/><text:tab/>Fadir: Mordur</text:span></text:p>
      <text:p text:style-name="P4"/>
      <text:p text:style-name="P3"><text:span text:style-name="T2">Hoskuldur</text:span><text:span text:style-name="T1">: Bjo a Hoskuldar stodum i Laxardal</text:span></text:p>
      <text:p text:style-name="P3"><text:span text:style-name="T1"><text:tab/>Fjolskylda</text:span></text:p>
      <text:p text:style-name="P3"><text:span text:style-name="T1"><text:tab/><text:tab/>Fadir: Dala-kollsson</text:span></text:p>
      <text:p text:style-name="P9"><text:span text:style-name="T1">Brodir: Hrutur</text:span></text:p>
      <text:p text:style-name="P9"><text:span text:style-name="T1">Dottir: Hallgerdur(mjog falleg)</text:span></text:p>
      <text:p text:style-name="P10"/>
      <text:p text:style-name="P3"><text:span text:style-name="T2">Hrutur</text:span><text:span text:style-name="T1">: Bjo a Hrutsstodum, vaenn madur, mikill og sterkur, veig vel og hogvaer i skapi, manna vitrastur, hagradur vid vini sina en tillagodur hinna starri mala</text:span></text:p>
      <text:p text:style-name="P4"/>
      <text:p text:style-name="P3"><text:span text:style-name="T2">Ossur</text:span><text:span text:style-name="T1">: Fraendi Hruts, bidur honum ad vera hja ser yfir veturinn</text:span></text:p>
      <text:p text:style-name="P4"/>
      <text:p text:style-name="P3"><text:span text:style-name="T2">Haraldur grafeldur</text:span><text:span text:style-name="T1">: Konungur Noreigs</text:span></text:p>
      <text:p text:style-name="P4"/>
      <text:p text:style-name="P3"><text:span text:style-name="T2">Kafli 1</text:span></text:p>
      <text:p text:style-name="P3"><text:span text:style-name="T1">Personur kynntar. Hoskuldir spyr Hrut hvort honum finnts hun vera falleg, hann svarar ad hun er falleg en ad margir munu tess gjalda[Hrutur telur ad hun muni giftast vondum manni], vid tetta reiddist Hoskuldur. </text:span></text:p>
      <text:p text:style-name="P5"/>
      <text:p text:style-name="P3"><text:span text:style-name="T2">Kafli 2</text:span></text:p>
      <text:p text:style-name="P3"><text:span text:style-name="T1">Hoskuldur vill ad Hrutur gifti sig en hann veit ekki hvar a ad leita. Teit saettast vid ad leita a altingi an Unni. Teir bidja Mord gigju um hond hennar. Mordur tekkir Hoskuld og veit ad hann er mikill madur en tekkir ekki brodur hans, teir lata hann lita vel ut med tvi ad segja honum fra ollu landinu sem hann a auk tess sem hann a kaupskip. Mordur samtykkir og ta fostnudust Hjortur og Unnur. Teir hitta Ossur sem vill fa Hrut med ser ut og segir honum ad bidja Mord um ad unnur skuli sitja fostum i 3 vetur. Mordur samtykkir tetta skuli hann fa 200 marka fyrir</text:span></text:p>
      <text:p text:style-name="P4"/>
      <text:p text:style-name="P3"><text:span text:style-name="T2">Kafli 3</text:span></text:p>
      <text:p text:style-name="P3"><text:span text:style-name="T1">Tegar teir koma til Noregs bidur konungur teim ad vera hja ser um veturinn og segir teim da hann vilji vera vinur teirra: Ossur treystir honum ekki og er hraddur um ad hann muni reka ta ur landi og raena ta, Gunnhildur segir sendibodanum ad njosna um ta</text:span></text:p>
      <text:p text:style-name="P3"><text:span text:style-name="T1"/></text:p>
      <text:p text:style-name="P3"><text:span text:style-name="T1"/></text:p>
      <text:p text:style-name="P1">Hallgerður Höskuldsdóttir kemur nú til sögunnar. Hún var afar fögur en ekki að sama skapi, ljúf í lund því henni er lýst þannig að hún hafi verið örlynd(bráðlát) og hörð í skapi. Fóstri Hallgerðar var hinn suðureyski Þjóstólfur og var sagt að hann væri <text:soft-page-break/>henni enginn skapbætir(hafði neikvæð áhryf á hana).Þorvaldur Ósvífursson bjó í nágreninu. Feðgarnir Þorvaldur og Ósvífur fóru í bónorðsför að Höskuldsstöðum. Höskuldur fastnar Hallgerði án þess að spurja hana.</text:p>
      <text:p text:style-name="P1"/>
      <text:p text:style-name="P1">Hallgerður tók fréttunum illa. Þegar hún sagði Þjóstólfi fréttirnar svaraði hann því til að hún yrði gefin í annað sínn og átti við að hann myndi sjá til þess. Hrúti leist illa á þetta. Hallgerður bauð Svaniw móðurbróður sínum, til veislunar en hann var mjög fjölkunnugur(göldróttur) og bjó á Svanshóli í Bjarnarfirði á vestfjörðum.</text:p>
      <text:p text:style-name="P1"/>
      <text:p text:style-name="P1">Þegar kom fram á vor eftir fyrsta vetur sambúðar Hallgerðar og Þorvalds sinnaðist þeim. Hallgerður hafði effi ferið sparlega með matinn um veturinn og vændi Þorvald um nísku en hann reiddist og sló hana í andlitið svo blæddi. Síðan hélt Þorvaldur út í Bjarneyjar að sækja skreið og mjöl. </text:p>
      <text:p text:style-name="P1"/>
      <text:p text:style-name="P1">Þjóstólfur komst undan með því að sökkva skútunni sem Þorvaldur og menn hans höfði komið á. Hann fór rakleiðist til Hallgerðar og sagði henni vígið en hún sendi hann til Svans frænda síns. Hallgerður fór að Höskuldstöðum og sagði föður sínum tíðindin. <text:span text:style-name="T4">Ósvífur og menn hans fóru að leita Þjóstólfs en Ósvífur grunaði réttlega að Hallgerður myndi hafa sent hann til Bjarnarfjarðar. Svanur villti fyrir erim með göldrum; kallaði yfir þá svartaþoku þannig að þeir villtust og týndu vopnum sínum. Eftir þrjár tilraunir urðu þeir að snúa aftur.</text:span></text:p>
      <text:p text:style-name="P1"/>
      <text:p text:style-name="P2">Bræðurnir Glúmur, Þórarinn og Ragi bjuggu í Borgafirði en áttu einnig Engey og Laugarnes(Nú Reykjavík). Glúmur lagði hug á Hallgeðri en Þórarinn, bróðir hans, leist illa á ráðhaginn. Þórarinn lét loks undan og bræðurnir fóru í bónorðsför. Hrútur ráðlagði Höskuldi að segja frá kostum og göllum Hallgerðar og hann gerði það. Ennfremur lagpi Hrútur til að Þjóstólfur færi ekki með Hallgerði og yrði aldrei lengur en þrjár nætur í heimsókn hjá þeim nema Glúmur gæfi leyfi sitt til annars. Einnig átti Hallgeðrur að ráða því sjálf hvort hún vilji eiga Glúm</text:p>
      <text:p text:style-name="P2"/>
      <text:p text:style-name="P2">Glúmur og Hallgerður bjuggu að Varmalæk í Borgafirði en Þórarinn í Laugarnes. Hallgerður og Glúmur eignuðust stúku sem fékk nafnið Þorgerður</text:p>
      <text:p text:style-name="P2"/>
      <text:p text:style-name="P2">Höskuldur rak Þjóstólf í burtu eftir að hann hafði barið húskarl. Þjóstólfur leitar ásjár hjá Hallgerði og hún bað Glúm að leyfa honum að vera. Glúmur samþykkti það gegn því að hann hagaði sér vel. Ekki leið á löngu þar til Þjóstólfur ver farinn að spilla öllu og komið illa fram við alla nema Hallgerði. </text:p>
      <text:p text:style-name="P2"/>
      <text:p text:style-name="P2"><text:soft-page-break/></text:p>
      <text:p text:style-name="P6"><text:span text:style-name="T1">Glúmur og menn hans fóru í sauðarleit og var Þjóstólfur með í för. Glúmur og Þjóstólfur fóru að munnhöggvast þegar þeir voru tveir einir og lauk því þannig að Glúmur hjó til Þjóstólfs með saxi en hann jó á moti með öxinni og drap Glúm. Þjóstólfur sagði Hallgerði vígið og sendi hún hann til Hrúts. </text:span><text:span text:style-name="T3">Sem drap h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áll Guðbrandsson</meta:initial-creator>
    <meta:editing-cycles>2</meta:editing-cycles>
    <meta:creation-date>2016-08-20T17:36:00</meta:creation-date>
    <dc:date>2016-08-25T09:57:52.651045536</dc:date>
    <meta:editing-duration>P1DT6H34M41S</meta:editing-duration>
    <meta:generator>LibreOffice/5.0.5.2$Linux_X86_64 LibreOffice_project/00m0$Build-2</meta:generator>
    <meta:document-statistic meta:table-count="0" meta:image-count="0" meta:object-count="0" meta:page-count="3" meta:paragraph-count="29" meta:word-count="787" meta:character-count="4662" meta:non-whitespace-character-count="38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